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8ca6" officeooo:paragraph-rsid="000c8ca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eca6" officeooo:paragraph-rsid="000deca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ed2d" officeooo:paragraph-rsid="0011ed2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8ca6" officeooo:paragraph-rsid="000c8ca6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d254" officeooo:paragraph-rsid="000ed25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1ed2d" officeooo:paragraph-rsid="0011ed2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8ca6" officeooo:paragraph-rsid="000c8ca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8ca6" officeooo:paragraph-rsid="000c8ca6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ed2d" officeooo:paragraph-rsid="00149f1b"/>
    </style:style>
    <style:style style:name="T1" style:family="text">
      <style:text-properties officeooo:rsid="0011ed2d"/>
    </style:style>
    <style:style style:name="T2" style:family="text">
      <style:text-properties officeooo:rsid="00149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mber Adonis <text:s/></text:p>
      <text:p text:style-name="P7">Daily Reports </text:p>
      <text:p text:style-name="P7">Python EOMP</text:p>
      <text:p text:style-name="P7">Class 1</text:p>
      <text:p text:style-name="P7"/>
      <text:p text:style-name="P8"/>
      <text:p text:style-name="P1">Day 1</text:p>
      <text:p text:style-name="P1"/>
      <text:p text:style-name="P4">Its challenging cause I’m not sure how to set it up , the layout is a bit difficult . I added a function for entry of age , added a label for the lotto game . I did the basics and added a header label and an entry . </text:p>
      <text:p text:style-name="P4"/>
      <text:p text:style-name="P4"/>
      <text:p text:style-name="P1">Day2 </text:p>
      <text:p text:style-name="P1"/>
      <text:p text:style-name="P4">Now that I have the structure , there might be a lot of changes that I’ve made to the program . Been struggling with the error handling for the age function but I’ve gotten far with it . Got the number generator right , just need to make it appear onto the window and add a button .</text:p>
      <text:p text:style-name="P4"/>
      <text:p text:style-name="P2">Day3</text:p>
      <text:p text:style-name="P2"/>
      <text:p text:style-name="P5">I finally got the function right to generate numbers , i added colour to my buttons and , made a function to reset the numbers , made a function to close the program , <text:s/>the age functions and error handling still needs to be done but im almost done with everything . A lot challenging than i thought . Made the first button starting from the left hand side , the <text:span text:style-name="T1">power ball</text:span> number .</text:p>
      <text:p text:style-name="P5"/>
      <text:p text:style-name="P3">Day4</text:p>
      <text:p text:style-name="P3"/>
      <text:p text:style-name="P9">Last Day to finish the final touches to my program , i added my lottery challenge to my button.</text:p>
      <text:p text:style-name="P9"><text:span text:style-name="T2">I made an entry to enter the players numbers, got the import right to go to the next window . </text:span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9pt solid #729fcf" fo:padding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4:40:32.726429890</meta:creation-date>
    <dc:date>2020-11-27T12:08:42.575017940</dc:date>
    <meta:editing-duration>PT13M49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234" meta:character-count="1133" meta:non-whitespace-character-count="904"/>
  </office:meta>
</office:document-meta>
</file>